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9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2"/>
        <table:table-column table:style-name="co11" table:number-columns-repeated="1005" table:default-cell-style-name="ce2"/>
        <table:table-row table:style-name="ro1">
          <table:table-cell table:style-name="ce1" table:number-columns-repeated="3"/>
          <table:table-cell table:style-name="ce6"/>
          <table:table-cell table:style-name="ce1" table:number-columns-repeated="7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6" office:value-type="string">
            <text:p>CAN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" office:value-type="string">
            <text:p>CAN Var</text:p>
          </table:table-cell>
          <table:table-cell table:style-name="ce16"/>
          <table:table-cell/>
          <table:table-cell table:style-name="ce16" office:value-type="string">
            <text:p>Flag bit A</text:p>
          </table:table-cell>
          <table:table-cell table:style-name="ce16" office:value-type="string">
            <text:p>Flag bit B</text:p>
          </table:table-cell>
          <table:table-cell table:style-name="ce16" office:value-type="string">
            <text:p>Flag bit C</text:p>
          </table:table-cell>
          <table:table-cell table:style-name="ce16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6" office:value-type="string">
            <text:p>Flags?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otal</text:p>
          </table:table-cell>
          <table:table-cell table:style-name="ce16"/>
          <table:table-cell/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6"/>
          <table:table-cell table:style-name="ce1"/>
          <table:table-cell table:style-name="ce1" office:value-type="string">
            <text:p>(3 bits)</text:p>
          </table:table-cell>
          <table:table-cell table:style-name="ce1" office:value-type="string">
            <text:p>(5 bits)</text:p>
          </table:table-cell>
          <table:table-cell table:style-name="ce1" table:number-columns-repeated="4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 table:number-rows-repeated="3">
          <table:table-cell table:style-name="ce1" table:number-columns-repeated="3"/>
          <table:table-cell table:style-name="ce6"/>
          <table:table-cell table:style-name="ce1" table:number-columns-repeated="7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3"/>
          <table:table-cell table:style-name="ce16" office:value-type="string">
            <text:p>Format</text:p>
          </table:table-cell>
          <table:table-cell table:style-name="ce18" office:value-type="string">
            <text:p>Type Byte</text:p>
          </table:table-cell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3" table:number-columns-repeated="2"/>
          <table:table-cell table:style-name="ce1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6"/>
          <table:table-cell table:style-name="ce1" table:number-columns-repeated="4"/>
          <table:table-cell table:style-name="ce13" table:number-columns-repeated="2"/>
          <table:table-cell table:style-name="ce1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table:formula="of:=DEC2HEX(3*(16*256)+[.F12]*256*2+[.G12]*16+[.H12];4)" office:value-type="string" office:string-value="3080">
            <text:p>3080</text:p>
          </table:table-cell>
          <table:table-cell table:style-name="ce14"/>
          <table:table-cell/>
          <table:table-cell table:formula="of:=IF([.B12]=&quot;Y&quot;;4;IF([.E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13]*256*2+[.G13]*16+[.H13];4)" office:value-type="string" office:string-value="30A4">
            <text:p>30A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table:formula="of:=DEC2HEX(3*(16*256)+[.F14]*256*2+[.G14]*16+[.H14];4)" office:value-type="string" office:string-value="30A0">
            <text:p>30A0</text:p>
          </table:table-cell>
          <table:table-cell table:style-name="ce14"/>
          <table:table-cell/>
          <table:table-cell table:formula="of:=IF([.B14]=&quot;Y&quot;;4;IF([.E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B0">
            <text:p>30B0</text:p>
          </table:table-cell>
          <table:table-cell table:style-name="ce14"/>
          <table:table-cell/>
          <table:table-cell table:formula="of:=IF([.B15]=&quot;Y&quot;;4;IF([.E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16]*256*2+[.G16]*16+[.H16];4)" office:value-type="string" office:string-value="30C4">
            <text:p>30C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optional information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17]*256*2+[.G17]*16+[.H17];4)" office:value-type="string" office:string-value="30D4">
            <text:p>30D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optional information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15" table:number-columns-repeated="2"/>
          <table:table-cell table:style-name="Default"/>
          <table:table-cell table:style-name="ce11"/>
          <table:table-cell/>
          <table:table-cell table:style-name="Default" table:number-columns-repeated="1010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table:formula="of:=DEC2HEX(3*(16*256)+[.F21]*256*2+[.G21]*16+[.H21];4)" office:value-type="string" office:string-value="3242">
            <text:p>3242</text:p>
          </table:table-cell>
          <table:table-cell table:style-name="ce14"/>
          <table:table-cell/>
          <table:table-cell table:formula="of:=IF([.B21]=&quot;Y&quot;;4;IF([.E21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table:formula="of:=DEC2HEX(3*(16*256)+[.F22]*256*2+[.G22]*16+[.H22];4)" office:value-type="string" office:string-value="3252">
            <text:p>3252</text:p>
          </table:table-cell>
          <table:table-cell table:style-name="ce14"/>
          <table:table-cell/>
          <table:table-cell table:formula="of:=IF([.B22]=&quot;Y&quot;;4;IF([.E22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4" table:formula="of:=DEC2HEX(3*(16*256)+[.F23]*256*2+[.G23]*16+[.H23];4)" office:value-type="string" office:string-value="3263">
            <text:p>3263</text:p>
          </table:table-cell>
          <table:table-cell table:style-name="ce14"/>
          <table:table-cell/>
          <table:table-cell table:formula="of:=IF([.B23]=&quot;Y&quot;;4;IF([.E23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DEC2HEX(3*(16*256)+[.F25]*256*2+[.G25]*16+[.H25];4)" office:value-type="string" office:string-value="3282">
            <text:p>3282</text:p>
          </table:table-cell>
          <table:table-cell table:style-name="ce14"/>
          <table:table-cell/>
          <table:table-cell table:formula="of:=IF([.B25]=&quot;Y&quot;;4;IF([.E25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table:formula="of:=DEC2HEX(3*(16*256)+[.F26]*256*2+[.G26]*16+[.H26];4)" office:value-type="string" office:string-value="3292">
            <text:p>3292</text:p>
          </table:table-cell>
          <table:table-cell table:style-name="ce14"/>
          <table:table-cell/>
          <table:table-cell table:formula="of:=IF([.B26]=&quot;Y&quot;;4;IF([.E26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4" table:formula="of:=DEC2HEX(3*(16*256)+[.F27]*256*2+[.G27]*16+[.H27];4)" office:value-type="string" office:string-value="32A3">
            <text:p>32A3</text:p>
          </table:table-cell>
          <table:table-cell table:style-name="ce14"/>
          <table:table-cell/>
          <table:table-cell table:formula="of:=IF([.B27]=&quot;Y&quot;;4;IF([.E27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table:formula="of:=DEC2HEX(3*(16*256)+[.F28]*256*2+[.G28]*16+[.H28];4)" office:value-type="string" office:string-value="32B2">
            <text:p>32B2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29]*256*2+[.G29]*16+[.H29];4)" office:value-type="string" office:string-value="32B0">
            <text:p>32B0</text:p>
          </table:table-cell>
          <table:table-cell table:style-name="ce14"/>
          <table:table-cell/>
          <table:table-cell table:formula="of:=IF([.B29]=&quot;Y&quot;;4;IF([.E29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C2">
            <text:p>32C2</text:p>
          </table:table-cell>
          <table:table-cell table:style-name="ce14"/>
          <table:table-cell/>
          <table:table-cell table:formula="of:=IF([.B30]=&quot;Y&quot;;4;IF([.E30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table:formula="of:=DEC2HEX(3*(16*256)+[.F31]*256*2+[.G31]*16+[.H31];4)" office:value-type="string" office:string-value="32D2">
            <text:p>32D2</text:p>
          </table:table-cell>
          <table:table-cell table:style-name="ce14"/>
          <table:table-cell/>
          <table:table-cell table:formula="of:=IF([.B31]=&quot;Y&quot;;4;IF([.E31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4" table:formula="of:=DEC2HEX(3*(16*256)+[.F35]*256*2+[.G35]*16+[.H35];4)" office:value-type="string" office:string-value="3404">
            <text:p>3404</text:p>
          </table:table-cell>
          <table:table-cell table:style-name="ce14"/>
          <table:table-cell/>
          <table:table-cell table:style-name="ce17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Data (0-8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37]*256*2+[.G37]*16+[.H37];4)" office:value-type="string" office:string-value="34C4">
            <text:p>34C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</text:p>
          </table:table-cell>
          <table:table-cell table:number-columns-repeated="1005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38]*256*2+[.G38]*16+[.H38];4)" office:value-type="string" office:string-value="34D4">
            <text:p>34D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error code</text:p>
          </table:table-cell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table:formula="of:=DEC2HEX(3*(16*256)+[.F42]*256*2+[.G42]*16+[.H42];4)" office:value-type="string" office:string-value="34E4">
            <text:p>34E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buffer size (2 bytes), Source Stream ID (1 byte), reserved byte, flags (tagged=0x80)</text:p>
          </table:table-cell>
          <table:table-cell table:number-columns-repeated="1005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table:formula="of:=DEC2HEX(3*(16*256)+[.F43]*256*2+[.G43]*16+[.H43];4)" office:value-type="string" office:string-value="34F4">
            <text:p>34F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2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table:formula="of:=DEC2HEX(3*(16*256)+[.F45]*256*2+[.G45]*16+[.H45];4)" office:value-type="string" office:string-value="3694">
            <text:p>3694</text:p>
          </table:table-cell>
          <table:table-cell table:style-name="ce14"/>
          <table:table-cell/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46]*256*2+[.G46]*16+[.H46];4)" office:value-type="string" office:string-value="36A4">
            <text:p>36A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</text:p>
          </table:table-cell>
          <table:table-cell table:number-columns-repeated="1005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4" table:formula="of:=DEC2HEX(3*(16*256)+[.F47]*256*2+[.G47]*16+[.H47];4)" office:value-type="string" office:string-value="36B4">
            <text:p>36B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; optional length (4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1" office:value-type="string">
            <text:p>coding</text:p>
          </table:table-cell>
          <table:table-cell table:style-name="ce15" table:number-columns-repeated="2"/>
          <table:table-cell table:style-name="Default"/>
          <table:table-cell office:value-type="string">
            <text:p>0=simple MTI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1" office:value-type="string">
            <text:p>1=carries EID</text:p>
          </table:table-cell>
          <table:table-cell table:style-name="ce14" table:number-columns-repeated="2"/>
          <table:table-cell/>
          <table:table-cell table:style-name="ce11" office:value-type="string">
            <text:p>1=complex MTI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2" office:value-type="string">
            <text:p>2=carries DID</text:p>
          </table:table-cell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12" office:value-type="string">
            <text:p>Full value must be checked!</text:p>
          </table:table-cell>
          <table:table-cell table:style-name="ce14"/>
          <table:table-cell/>
          <table:table-cell table:style-name="ce11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1" office:value-type="string">
            <text:p>5=DestID datagram last segment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Default"/>
          <table:table-cell office:value-type="string">
            <text:p>7=DestID stream data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6-22">06/22/2010</text:date> <text:time>09:42:49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06/22/2010</text:date>, <text:time>09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6-22T09:42:49</dc:date>
    <dc:creator>Bob Jacobsen</dc:creator>
    <meta:editing-duration>PT19H50M07S</meta:editing-duration>
    <meta:editing-cycles>83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329" meta:object-count="0"/>
  </office:meta>
</office:document-meta>
</file>